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F6000000E1D6CA5CB2F3FCC10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Arial" fo:font-size="11pt" style:font-size-asian="11pt" style:font-name-complex="Arial" style:font-size-complex="11pt"/>
    </style:style>
    <style:style style:name="T2" style:family="text">
      <style:text-properties fo:color="#000000" style:font-name="Arial" fo:font-size="8pt" style:font-size-asian="8pt" style:font-name-complex="Arial" style:font-size-complex="8pt"/>
    </style:style>
    <style:style style:name="T3" style:family="text">
      <style:text-properties fo:color="#000000" style:font-name="Arial" fo:font-size="8pt" fo:font-weight="bold" style:font-size-asian="8pt" style:font-name-complex="Arial" style:font-size-complex="8pt" style:font-weight-complex="bold"/>
    </style:style>
    <style:style style:name="T4" style:family="text">
      <style:text-properties fo:color="#000000" style:font-name="Arial" fo:font-size="16pt" fo:font-weight="bold" style:font-size-asian="16pt" style:font-name-complex="Arial" style:font-size-complex="16pt" style:font-weight-complex="bold"/>
    </style:style>
    <style:style style:name="T5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6" style:family="text">
      <style:text-properties fo:color="#000000" style:font-name="Arial" fo:font-size="10pt" style:font-size-asian="10pt" style:font-name-complex="Arial" style:font-size-complex="10pt"/>
    </style:style>
    <style:style style:name="T7" style:family="text">
      <style:text-properties fo:color="#000000" style:font-name="Symbol" fo:font-size="10pt" style:font-size-asian="10pt" style:font-name-complex="Symbol" style:font-size-complex="10pt"/>
    </style:style>
    <style:style style:name="T8" style:family="text">
      <style:text-properties fo:color="#000000" style:font-name="Arial" fo:font-size="11pt" fo:font-weight="bold" style:font-size-asian="11pt" style:font-name-complex="Arial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6cm" svg:height="0.433cm" svg:x="1.905cm" svg:y="1.38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4.15cm" svg:height="0.319cm" svg:x="1.905cm" svg:y="26.352cm">
          <draw:text-box>
            <text:p text:style-name="P1"><text:span text:style-name="T2">© 2016 Cisco y/o sus filiales. Todos los derechos reservados. Este documento es información pública de Cisco. </text:span></text:p>
          </draw:text-box>
        </draw:frame>
        <draw:frame draw:style-name="gr3" draw:text-style-name="P4" draw:layer="layout" svg:width="21.6cm" svg:height="1.883cm" svg:x="-0.049cm" svg:y="0.512cm">
          <draw:image xlink:href="Pictures/10000000000009F6000000E1D6CA5CB2F3FCC10C.jpg" xlink:type="simple" xlink:show="embed" xlink:actuate="onLoad">
            <text:p/>
          </draw:image>
        </draw:frame>
        <draw:frame draw:style-name="gr2" draw:text-style-name="P3" draw:layer="layout" svg:width="1.831cm" svg:height="0.319cm" svg:x="17.943cm" svg:y="26.352cm">
          <draw:text-box>
            <text:p text:style-name="P1"><text:span text:style-name="T2">Página </text:span><text:span text:style-name="T3">1</text:span><text:span text:style-name="T2"> de </text:span><text:span text:style-name="T3">1</text:span><text:span text:style-name="T2"> </text:span></text:p>
          </draw:text-box>
        </draw:frame>
        <draw:frame draw:style-name="gr4" draw:text-style-name="P5" draw:layer="layout" svg:width="17.384cm" svg:height="0.628cm" svg:x="1.905cm" svg:y="2.661cm">
          <draw:text-box>
            <text:p text:style-name="P1"><text:span text:style-name="T4">Práctica de laboratorio: Instalación de la fuente de alimentación <text:s/></text:span></text:p>
          </draw:text-box>
        </draw:frame>
        <draw:frame draw:style-name="gr5" draw:text-style-name="P6" draw:layer="layout" svg:width="2.686cm" svg:height="0.475cm" svg:x="1.905cm" svg:y="3.827cm">
          <draw:text-box>
            <text:p text:style-name="P1"><text:span text:style-name="T5">Introducción </text:span></text:p>
          </draw:text-box>
        </draw:frame>
        <draw:frame draw:style-name="gr6" draw:text-style-name="P7" draw:layer="layout" svg:width="15.822cm" svg:height="0.395cm" svg:x="2.54cm" svg:y="4.521cm">
          <draw:text-box>
            <text:p text:style-name="P1"><text:span text:style-name="T6">En esta práctica de laboratorio, instalará una fuente de alimentación en un gabinete de computadora. </text:span></text:p>
          </draw:text-box>
        </draw:frame>
        <draw:frame draw:style-name="gr5" draw:text-style-name="P6" draw:layer="layout" svg:width="4.455cm" svg:height="0.475cm" svg:x="1.905cm" svg:y="5.353cm">
          <draw:text-box>
            <text:p text:style-name="P1"><text:span text:style-name="T5">Equipo recomendado </text:span></text:p>
          </draw:text-box>
        </draw:frame>
        <draw:frame draw:style-name="gr6" draw:text-style-name="P7" draw:layer="layout" svg:width="0.352cm" svg:height="0.352cm" svg:x="2.54cm" svg:y="6.145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6.0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4.615cm" svg:height="0.395cm" svg:x="3.175cm" svg:y="6.07cm">
          <draw:text-box>
            <text:p text:style-name="P1"><text:span text:style-name="T6">Fuente de alimentación con un factor de forma compatible con el gabinete de la computadora </text:span></text:p>
          </draw:text-box>
        </draw:frame>
        <draw:frame draw:style-name="gr6" draw:text-style-name="P7" draw:layer="layout" svg:width="0.352cm" svg:height="0.352cm" svg:x="2.54cm" svg:y="6.742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6.66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4.155cm" svg:height="0.395cm" svg:x="3.175cm" svg:y="6.667cm">
          <draw:text-box>
            <text:p text:style-name="P1"><text:span text:style-name="T6">Gabinete </text:span><text:span text:style-name="T6">de </text:span><text:span text:style-name="T6">computador</text:span><text:span text:style-name="T6">a </text:span></text:p>
          </draw:text-box>
        </draw:frame>
        <draw:frame draw:style-name="gr6" draw:text-style-name="P7" draw:layer="layout" svg:width="0.352cm" svg:height="0.352cm" svg:x="2.54cm" svg:y="7.339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7.26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3.139cm" svg:height="0.395cm" svg:x="3.175cm" svg:y="7.264cm">
          <draw:text-box>
            <text:p text:style-name="P1"><text:span text:style-name="T6">Kit de herramientas </text:span></text:p>
          </draw:text-box>
        </draw:frame>
        <draw:frame draw:style-name="gr6" draw:text-style-name="P7" draw:layer="layout" svg:width="0.352cm" svg:height="0.352cm" svg:x="2.54cm" svg:y="7.934cm">
          <draw:text-box>
            <text:p text:style-name="P1"><text:span text:style-name="T7">•</text:span></text:p>
          </draw:text-box>
        </draw:frame>
        <draw:frame draw:style-name="gr6" draw:text-style-name="P7" draw:layer="layout" svg:width="0.352cm" svg:height="0.395cm" svg:x="2.703cm" svg:y="7.859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6.212cm" svg:height="0.395cm" svg:x="3.175cm" svg:y="7.859cm">
          <draw:text-box>
            <text:p text:style-name="P1"><text:span text:style-name="T6">Tornillos para la fuente de alimentación </text:span></text:p>
          </draw:text-box>
        </draw:frame>
        <draw:frame draw:style-name="gr1" draw:text-style-name="P2" draw:layer="layout" svg:width="1.496cm" svg:height="0.433cm" svg:x="1.905cm" svg:y="8.755cm">
          <draw:text-box>
            <text:p text:style-name="P1"><text:span text:style-name="T8">Paso 1: </text:span></text:p>
          </draw:text-box>
        </draw:frame>
        <draw:frame draw:style-name="gr1" draw:text-style-name="P2" draw:layer="layout" svg:width="6.873cm" svg:height="0.433cm" svg:x="3.556cm" svg:y="8.755cm">
          <draw:text-box>
            <text:p text:style-name="P1"><text:span text:style-name="T8">Abrir el gabinete de la computadora. </text:span></text:p>
          </draw:text-box>
        </draw:frame>
        <draw:frame draw:style-name="gr6" draw:text-style-name="P7" draw:layer="layout" svg:width="0.391cm" svg:height="0.395cm" svg:x="2.54cm" svg:y="9.474cm">
          <draw:text-box>
            <text:p text:style-name="P1"><text:span text:style-name="T6">a. </text:span></text:p>
          </draw:text-box>
        </draw:frame>
        <draw:frame draw:style-name="gr6" draw:text-style-name="P7" draw:layer="layout" svg:width="6.763cm" svg:height="0.395cm" svg:x="3.175cm" svg:y="9.474cm">
          <draw:text-box>
            <text:p text:style-name="P1"><text:span text:style-name="T6">Quite los tornillos de los paneles laterales. <text:s/></text:span></text:p>
          </draw:text-box>
        </draw:frame>
        <draw:frame draw:style-name="gr6" draw:text-style-name="P7" draw:layer="layout" svg:width="0.391cm" svg:height="0.395cm" svg:x="2.54cm" svg:y="10.092cm">
          <draw:text-box>
            <text:p text:style-name="P1"><text:span text:style-name="T6">b. </text:span></text:p>
          </draw:text-box>
        </draw:frame>
        <draw:frame draw:style-name="gr6" draw:text-style-name="P7" draw:layer="layout" svg:width="9.332cm" svg:height="0.395cm" svg:x="3.175cm" svg:y="10.092cm">
          <draw:text-box>
            <text:p text:style-name="P1"><text:span text:style-name="T6">Quite los paneles laterales del gabinete de la computadora. </text:span></text:p>
          </draw:text-box>
        </draw:frame>
        <draw:frame draw:style-name="gr1" draw:text-style-name="P2" draw:layer="layout" svg:width="1.496cm" svg:height="0.433cm" svg:x="1.905cm" svg:y="10.927cm">
          <draw:text-box>
            <text:p text:style-name="P1"><text:span text:style-name="T8">Paso 2: </text:span></text:p>
          </draw:text-box>
        </draw:frame>
        <draw:frame draw:style-name="gr1" draw:text-style-name="P2" draw:layer="layout" svg:width="6.382cm" svg:height="0.433cm" svg:x="3.556cm" svg:y="10.927cm">
          <draw:text-box>
            <text:p text:style-name="P1"><text:span text:style-name="T8">Instalar la fuente de alimentación. </text:span></text:p>
          </draw:text-box>
        </draw:frame>
        <draw:frame draw:style-name="gr6" draw:text-style-name="P7" draw:layer="layout" svg:width="0.391cm" svg:height="0.395cm" svg:x="2.54cm" svg:y="11.646cm">
          <draw:text-box>
            <text:p text:style-name="P1"><text:span text:style-name="T6">a. </text:span></text:p>
          </draw:text-box>
        </draw:frame>
        <draw:frame draw:style-name="gr6" draw:text-style-name="P7" draw:layer="layout" svg:width="16.182cm" svg:height="0.395cm" svg:x="3.175cm" svg:y="11.646cm">
          <draw:text-box>
            <text:p text:style-name="P1"><text:span text:style-name="T6">Alinee los orificios para tornillos de la fuente de alimentación con los orificios para tornillos del gabinete. </text:span></text:p>
          </draw:text-box>
        </draw:frame>
        <draw:frame draw:style-name="gr6" draw:text-style-name="P7" draw:layer="layout" svg:width="0.391cm" svg:height="0.395cm" svg:x="2.54cm" svg:y="12.264cm">
          <draw:text-box>
            <text:p text:style-name="P1"><text:span text:style-name="T6">b. </text:span></text:p>
          </draw:text-box>
        </draw:frame>
        <draw:frame draw:style-name="gr6" draw:text-style-name="P7" draw:layer="layout" svg:width="13.858cm" svg:height="0.395cm" svg:x="3.175cm" svg:y="12.264cm">
          <draw:text-box>
            <text:p text:style-name="P1"><text:span text:style-name="T6">Fije la fuente de alimentación al gabinete con los tornillos para la fuente de alimentación. </text:span></text:p>
          </draw:text-box>
        </draw:frame>
        <draw:frame draw:style-name="gr6" draw:text-style-name="P7" draw:layer="layout" svg:width="0.375cm" svg:height="0.395cm" svg:x="2.54cm" svg:y="12.88cm">
          <draw:text-box>
            <text:p text:style-name="P1"><text:span text:style-name="T6">c. </text:span></text:p>
          </draw:text-box>
        </draw:frame>
        <draw:frame draw:style-name="gr6" draw:text-style-name="P7" draw:layer="layout" svg:width="15.856cm" svg:height="0.395cm" svg:x="3.175cm" svg:y="12.88cm">
          <draw:text-box>
            <text:p text:style-name="P1"><text:span text:style-name="T6">Si la fuente de alimentación tiene un interruptor de selección de voltaje, configúrelo para que coincida </text:span></text:p>
          </draw:text-box>
        </draw:frame>
        <draw:frame draw:style-name="gr6" draw:text-style-name="P7" draw:layer="layout" svg:width="3.956cm" svg:height="0.395cm" svg:x="3.175cm" svg:y="13.286cm">
          <draw:text-box>
            <text:p text:style-name="P1"><text:span text:style-name="T6">con el voltaje de la zona. </text:span></text:p>
          </draw:text-box>
        </draw:frame>
        <draw:frame draw:style-name="gr6" draw:text-style-name="P7" draw:layer="layout" svg:width="4.794cm" svg:height="0.789cm" svg:x="3.175cm" svg:y="13.904cm">
          <draw:text-box>
            <text:p text:style-name="P1"><text:span text:style-name="T6">¿Cuál es el voltaje de la zona?</text:span></text:p>
            <text:p text:style-name="P1"><text:span text:style-name="T6">105 V .</text:span></text:p>
          </draw:text-box>
        </draw:frame>
        <draw:frame draw:style-name="gr6" draw:text-style-name="P7" draw:layer="layout" svg:width="9.557cm" svg:height="0.789cm" svg:x="3.175cm" svg:y="15.138cm">
          <draw:text-box>
            <text:p text:style-name="P1"><text:span text:style-name="T6">¿Cuántos tornillos fijan la fuente de alimentación al gabinete?</text:span></text:p>
            <text:p text:style-name="P1"><text:span text:style-name="T6">Son 4 tornillos. </text:span></text:p>
          </draw:text-box>
        </draw:frame>
        <draw:frame draw:style-name="gr6" draw:text-style-name="P7" draw:layer="layout" svg:width="8.236cm" svg:height="0.789cm" svg:x="3.175cm" svg:y="16.372cm">
          <draw:text-box>
            <text:p text:style-name="P1"><text:span text:style-name="T6">¿Cuál es el vataje total de la fuente de alimentación?</text:span></text:p>
            <text:p text:style-name="P1"><text:span text:style-name="T6">520 W </text:span></text:p>
          </draw:text-box>
        </draw:frame>
        <draw:frame draw:style-name="gr6" draw:text-style-name="P7" draw:layer="layout" svg:width="0.391cm" svg:height="0.395cm" svg:x="2.54cm" svg:y="17.606cm">
          <draw:text-box>
            <text:p text:style-name="P1"><text:span text:style-name="T6">d. </text:span></text:p>
          </draw:text-box>
        </draw:frame>
        <draw:frame draw:style-name="gr6" draw:text-style-name="P7" draw:layer="layout" svg:width="11.932cm" svg:height="0.395cm" svg:x="3.175cm" svg:y="17.606cm">
          <draw:text-box>
            <text:p text:style-name="P1"><text:span text:style-name="T6">Finalizó la práctica de laboratorio. Solicite al instructor que revise su trabajo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3T21:44:58.123859468</dc:date>
    <meta:editing-duration>PT1M29S</meta:editing-duration>
    <meta:editing-cycles>1</meta:editing-cycles>
    <meta:document-statistic meta:object-count="40"/>
    <meta:generator>LibreOffice/6.0.7.3$Linux_X86_64 LibreOffice_project/00m0$Build-3</meta:generator>
  </office:meta>
</office:document-meta>
</file>